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2" office:value-type="string" calcext:value-type="string">
            <text:p>lower bound</text:p>
          </table:table-cell>
          <table:table-cell table:style-name="ce2" office:value-type="string" calcext:value-type="string">
            <text:p>index'</text:p>
          </table:table-cell>
          <table:table-cell/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uckets</text:p>
          </table:table-cell>
          <table:table-cell table:style-name="ce1" office:value-type="string" calcext:value-type="string">
            <text:p>scale</text:p>
          </table:table-cell>
          <table:table-cell table:style-name="ce1"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POWER([.$E$2];[.A2]/[.$F$2]) * [.$G$2]" office:value-type="float" office:value="0.1" calcext:value-type="float">
            <text:p>0.1</text:p>
          </table:table-cell>
          <table:table-cell table:formula="of:=LOG([.B2]/[.$G$2]; 10)*[.$F$2]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POWER([.$E$2];[.A3]/[.$F$2]) * [.$G$2]" office:value-type="float" office:value="0.215443469003188" calcext:value-type="float">
            <text:p>0.215443469</text:p>
          </table:table-cell>
          <table:table-cell table:formula="of:=LOG([.B3]/[.$G$2]; 10)*[.$F$2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POWER([.$E$2];[.A4]/[.$F$2]) * [.$G$2]" office:value-type="float" office:value="0.464158883361278" calcext:value-type="float">
            <text:p>0.4641588834</text:p>
          </table:table-cell>
          <table:table-cell table:formula="of:=LOG([.B4]/[.$G$2]; 10)*[.$F$2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POWER([.$E$2];[.A5]/[.$F$2]) * [.$G$2]" office:value-type="float" office:value="1" calcext:value-type="float">
            <text:p>1</text:p>
          </table:table-cell>
          <table:table-cell table:formula="of:=LOG([.B5]/[.$G$2]; 10)*[.$F$2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POWER([.$E$2];[.A6]/[.$F$2]) * [.$G$2]" office:value-type="float" office:value="2.15443469003188" calcext:value-type="float">
            <text:p>2.15443469</text:p>
          </table:table-cell>
          <table:table-cell table:formula="of:=LOG([.B6]/[.$G$2]; 10)*[.$F$2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POWER([.$E$2];[.A7]/[.$F$2]) * [.$G$2]" office:value-type="float" office:value="4.64158883361278" calcext:value-type="float">
            <text:p>4.6415888336</text:p>
          </table:table-cell>
          <table:table-cell table:formula="of:=LOG([.B7]/[.$G$2]; 10)*[.$F$2]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POWER([.$E$2];[.A8]/[.$F$2]) * [.$G$2]" office:value-type="float" office:value="10" calcext:value-type="float">
            <text:p>10</text:p>
          </table:table-cell>
          <table:table-cell table:formula="of:=LOG([.B8]/[.$G$2]; 10)*[.$F$2]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POWER([.$E$2];[.A9]/[.$F$2]) * [.$G$2]" office:value-type="float" office:value="21.5443469003188" calcext:value-type="float">
            <text:p>21.5443469003</text:p>
          </table:table-cell>
          <table:table-cell table:formula="of:=LOG([.B9]/[.$G$2]; 10)*[.$F$2]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POWER([.$E$2];[.A10]/[.$F$2]) * [.$G$2]" office:value-type="float" office:value="46.4158883361278" calcext:value-type="float">
            <text:p>46.4158883361</text:p>
          </table:table-cell>
          <table:table-cell table:formula="of:=LOG([.B10]/[.$G$2]; 10)*[.$F$2]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POWER([.$E$2];[.A11]/[.$F$2]) * [.$G$2]" office:value-type="float" office:value="100" calcext:value-type="float">
            <text:p>100</text:p>
          </table:table-cell>
          <table:table-cell table:formula="of:=LOG([.B11]/[.$G$2]; 10)*[.$F$2]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POWER([.$E$2];[.A12]/[.$F$2]) * [.$G$2]" office:value-type="float" office:value="215.443469003188" calcext:value-type="float">
            <text:p>215.4434690032</text:p>
          </table:table-cell>
          <table:table-cell table:formula="of:=LOG([.B12]/[.$G$2]; 10)*[.$F$2]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POWER([.$E$2];[.A13]/[.$F$2]) * [.$G$2]" office:value-type="float" office:value="464.158883361278" calcext:value-type="float">
            <text:p>464.1588833613</text:p>
          </table:table-cell>
          <table:table-cell table:formula="of:=LOG([.B13]/[.$G$2]; 10)*[.$F$2]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POWER([.$E$2];[.A14]/[.$F$2]) * [.$G$2]" office:value-type="float" office:value="1000" calcext:value-type="float">
            <text:p>1000</text:p>
          </table:table-cell>
          <table:table-cell table:formula="of:=LOG([.B14]/[.$G$2]; 10)*[.$F$2]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POWER([.$E$2];[.A15]/[.$F$2]) * [.$G$2]" office:value-type="float" office:value="2154.43469003188" calcext:value-type="float">
            <text:p>2154.4346900319</text:p>
          </table:table-cell>
          <table:table-cell table:formula="of:=LOG([.B15]/[.$G$2]; 10)*[.$F$2]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POWER([.$E$2];[.A16]/[.$F$2]) * [.$G$2]" office:value-type="float" office:value="4641.58883361278" calcext:value-type="float">
            <text:p>4641.5888336128</text:p>
          </table:table-cell>
          <table:table-cell table:formula="of:=LOG([.B16]/[.$G$2]; 10)*[.$F$2]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POWER([.$E$2];[.A17]/[.$F$2]) * [.$G$2]" office:value-type="float" office:value="10000" calcext:value-type="float">
            <text:p>10000</text:p>
          </table:table-cell>
          <table:table-cell table:formula="of:=LOG([.B17]/[.$G$2]; 10)*[.$F$2]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POWER([.$E$2];[.A18]/[.$F$2]) * [.$G$2]" office:value-type="float" office:value="21544.3469003188" calcext:value-type="float">
            <text:p>21544.3469003188</text:p>
          </table:table-cell>
          <table:table-cell table:formula="of:=LOG([.B18]/[.$G$2]; 10)*[.$F$2]" office:value-type="float" office:value="16" calcext:value-type="float">
            <text:p>16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POWER([.$E$2];[.A19]/[.$F$2]) * [.$G$2]" office:value-type="float" office:value="46415.8883361278" calcext:value-type="float">
            <text:p>46415.8883361278</text:p>
          </table:table-cell>
          <table:table-cell table:formula="of:=LOG([.B19]/[.$G$2]; 10)*[.$F$2]"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POWER([.$E$2];[.A20]/[.$F$2]) * [.$G$2]" office:value-type="float" office:value="100000" calcext:value-type="float">
            <text:p>100000</text:p>
          </table:table-cell>
          <table:table-cell table:formula="of:=LOG([.B20]/[.$G$2]; 10)*[.$F$2]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POWER([.$E$2];[.A21]/[.$F$2]) * [.$G$2]" office:value-type="float" office:value="215443.469003188" calcext:value-type="float">
            <text:p>215443.469003188</text:p>
          </table:table-cell>
          <table:table-cell table:formula="of:=LOG([.B21]/[.$G$2]; 10)*[.$F$2]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POWER([.$E$2];[.A22]/[.$F$2]) * [.$G$2]" office:value-type="float" office:value="464158.883361278" calcext:value-type="float">
            <text:p>464158.883361278</text:p>
          </table:table-cell>
          <table:table-cell table:formula="of:=LOG([.B22]/[.$G$2]; 10)*[.$F$2]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POWER([.$E$2];[.A23]/[.$F$2]) * [.$G$2]" office:value-type="float" office:value="1000000" calcext:value-type="float">
            <text:p>1000000</text:p>
          </table:table-cell>
          <table:table-cell table:formula="of:=LOG([.B23]/[.$G$2]; 10)*[.$F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POWER([.$E$2];[.A24]/[.$F$2]) * [.$G$2]" office:value-type="float" office:value="2154434.69003188" calcext:value-type="float">
            <text:p>2154434.69003188</text:p>
          </table:table-cell>
          <table:table-cell table:formula="of:=LOG([.B24]/[.$G$2]; 10)*[.$F$2]"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POWER([.$E$2];[.A25]/[.$F$2]) * [.$G$2]" office:value-type="float" office:value="4641588.83361278" calcext:value-type="float">
            <text:p>4641588.83361278</text:p>
          </table:table-cell>
          <table:table-cell table:formula="of:=LOG([.B25]/[.$G$2]; 10)*[.$F$2]"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POWER([.$E$2];[.A26]/[.$F$2]) * [.$G$2]" office:value-type="float" office:value="10000000" calcext:value-type="float">
            <text:p>10000000</text:p>
          </table:table-cell>
          <table:table-cell table:formula="of:=LOG([.B26]/[.$G$2]; 10)*[.$F$2]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POWER([.$E$2];[.A27]/[.$F$2]) * [.$G$2]" office:value-type="float" office:value="21544346.9003189" calcext:value-type="float">
            <text:p>21544346.9003189</text:p>
          </table:table-cell>
          <table:table-cell table:formula="of:=LOG([.B27]/[.$G$2]; 10)*[.$F$2]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POWER([.$E$2];[.A28]/[.$F$2]) * [.$G$2]" office:value-type="float" office:value="46415888.3361277" calcext:value-type="float">
            <text:p>46415888.3361277</text:p>
          </table:table-cell>
          <table:table-cell table:formula="of:=LOG([.B28]/[.$G$2]; 10)*[.$F$2]"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POWER([.$E$2];[.A29]/[.$F$2]) * [.$G$2]" office:value-type="float" office:value="100000000" calcext:value-type="float">
            <text:p>100000000</text:p>
          </table:table-cell>
          <table:table-cell table:formula="of:=LOG([.B29]/[.$G$2]; 10)*[.$F$2]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POWER([.$E$2];[.A30]/[.$F$2]) * [.$G$2]" office:value-type="float" office:value="215443469.003189" calcext:value-type="float">
            <text:p>215443469.003189</text:p>
          </table:table-cell>
          <table:table-cell table:formula="of:=LOG([.B30]/[.$G$2]; 10)*[.$F$2]"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POWER([.$E$2];[.A31]/[.$F$2]) * [.$G$2]" office:value-type="float" office:value="464158883.361277" calcext:value-type="float">
            <text:p>464158883.361277</text:p>
          </table:table-cell>
          <table:table-cell table:formula="of:=LOG([.B31]/[.$G$2]; 10)*[.$F$2]"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POWER([.$E$2];[.A32]/[.$F$2]) * [.$G$2]" office:value-type="float" office:value="1000000000" calcext:value-type="float">
            <text:p>1000000000</text:p>
          </table:table-cell>
          <table:table-cell table:formula="of:=LOG([.B32]/[.$G$2]; 10)*[.$F$2]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POWER([.$E$2];[.A33]/[.$F$2]) * [.$G$2]" office:value-type="float" office:value="2154434690.03189" calcext:value-type="float">
            <text:p>2154434690.03189</text:p>
          </table:table-cell>
          <table:table-cell table:formula="of:=LOG([.B33]/[.$G$2]; 10)*[.$F$2]"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POWER([.$E$2];[.A34]/[.$F$2]) * [.$G$2]" office:value-type="float" office:value="4641588833.61277" calcext:value-type="float">
            <text:p>4641588833.61277</text:p>
          </table:table-cell>
          <table:table-cell table:formula="of:=LOG([.B34]/[.$G$2]; 10)*[.$F$2]"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POWER([.$E$2];[.A35]/[.$F$2]) * [.$G$2]" office:value-type="float" office:value="10000000000" calcext:value-type="float">
            <text:p>10000000000</text:p>
          </table:table-cell>
          <table:table-cell table:formula="of:=LOG([.B35]/[.$G$2]; 10)*[.$F$2]"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POWER([.$E$2];[.A36]/[.$F$2]) * [.$G$2]" office:value-type="float" office:value="21544346900.3189" calcext:value-type="float">
            <text:p>21544346900.3189</text:p>
          </table:table-cell>
          <table:table-cell table:formula="of:=LOG([.B36]/[.$G$2]; 10)*[.$F$2]"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POWER([.$E$2];[.A37]/[.$F$2]) * [.$G$2]" office:value-type="float" office:value="46415888336.1277" calcext:value-type="float">
            <text:p>46415888336.1277</text:p>
          </table:table-cell>
          <table:table-cell table:formula="of:=LOG([.B37]/[.$G$2]; 10)*[.$F$2]"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POWER([.$E$2];[.A38]/[.$F$2]) * [.$G$2]" office:value-type="float" office:value="100000000000" calcext:value-type="float">
            <text:p>100000000000</text:p>
          </table:table-cell>
          <table:table-cell table:formula="of:=LOG([.B38]/[.$G$2]; 10)*[.$F$2]"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POWER([.$E$2];[.A39]/[.$F$2]) * [.$G$2]" office:value-type="float" office:value="215443469003.189" calcext:value-type="float">
            <text:p>215443469003.189</text:p>
          </table:table-cell>
          <table:table-cell table:formula="of:=LOG([.B39]/[.$G$2]; 10)*[.$F$2]"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POWER([.$E$2];[.A40]/[.$F$2]) * [.$G$2]" office:value-type="float" office:value="464158883361.277" calcext:value-type="float">
            <text:p>464158883361.277</text:p>
          </table:table-cell>
          <table:table-cell table:formula="of:=LOG([.B40]/[.$G$2]; 10)*[.$F$2]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POWER([.$E$2];[.A41]/[.$F$2]) * [.$G$2]" office:value-type="float" office:value="1000000000000" calcext:value-type="float">
            <text:p>1000000000000</text:p>
          </table:table-cell>
          <table:table-cell table:formula="of:=LOG([.B41]/[.$G$2]; 10)*[.$F$2]"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POWER([.$E$2];[.A42]/[.$F$2]) * [.$G$2]" office:value-type="float" office:value="2154434690031.89" calcext:value-type="float">
            <text:p>2154434690031.89</text:p>
          </table:table-cell>
          <table:table-cell table:formula="of:=LOG([.B42]/[.$G$2]; 10)*[.$F$2]" office:value-type="float" office:value="40" calcext:value-type="float">
            <text:p>40</text:p>
          </table:table-cell>
          <table:table-cell table:number-columns-repeated="102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4-04-09T16:38:45.068631176</meta:creation-date>
    <dc:date>2014-04-10T17:17:44.063930292</dc:date>
    <dc:creator>Alex </dc:creator>
    <meta:editing-duration>PT3M42S</meta:editing-duration>
    <meta:editing-cycles>1</meta:editing-cycles>
    <meta:document-statistic meta:table-count="1" meta:cell-count="132" meta:object-count="0"/>
    <meta:generator>LibreOffice/4.1.3.2$Linux_X86_64 LibreOffice_project/410m0$Build-2</meta:generator>
  </office:meta>
</office:document-meta>
</file>